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15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15"/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15">
      <style:table-cell-properties fo:border="thin solid #000000"/>
    </style:style>
    <style:style style:name="ce11" style:family="table-cell" style:parent-style-name="Default" style:data-style-name="N14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15">
      <style:table-cell-properties fo:border="thin solid #000000" fo:background-color="#FFFF00"/>
    </style:style>
    <style:style style:name="ce15" style:family="table-cell" style:parent-style-name="Default" style:data-style-name="N14">
      <style:table-cell-properties fo:border="thin solid #000000" fo:background-color="#FFFF00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15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14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15">
      <style:table-cell-properties fo:border="thin solid #000000"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661458333333333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2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8.97836in" svg:y="5.08333in" svg:width="8.42283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8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2" table:number-columns-repeated="16319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12" table:number-rows-spanned="1" table:style-name="ce16">
            <text:p>GPU</text:p>
          </table:table-cell>
          <table:covered-table-cell table:number-columns-repeated="11"/>
          <table:table-cell table:style-name="ce5"/>
          <table:table-cell table:style-name="ce2"/>
          <table:table-cell office:value-type="string" table:number-columns-spanned="8" table:number-rows-spanned="1" table:style-name="ce17">
            <text:p>CPU</text:p>
          </table:table-cell>
          <table:covered-table-cell table:number-columns-repeated="7"/>
          <table:table-cell table:number-columns-repeated="4" table:style-name="ce1"/>
          <table:table-cell table:number-columns-repeated="16305" table:style-name="ce2"/>
        </table:table-row>
        <table:table-row table:style-name="ro1">
          <table:table-cell table:number-columns-repeated="4" table:style-name="ce2"/>
          <table:table-cell office:value-type="float" office:value="1" table:style-name="ce3">
            <text:p>1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2" table:style-name="ce3">
            <text:p>2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3" table:style-name="ce3">
            <text:p>3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float" office:value="4" table:style-name="ce3">
            <text:p>4,00E+00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number-columns-spanned="2" table:number-rows-spanned="1" table:style-name="ce16">
            <text:p>Grid</text:p>
          </table:table-cell>
          <table:covered-table-cell/>
          <table:table-cell office:value-type="string" table:number-columns-spanned="2" table:number-rows-spanned="1" table:style-name="ce18">
            <text:p>Block</text:p>
          </table:table-cell>
          <table:covered-table-cell/>
          <table:table-cell table:number-columns-repeated="7" table:style-name="ce6"/>
          <table:table-cell table:number-columns-repeated="2" table:style-name="ce5"/>
          <table:table-cell table:style-name="ce2"/>
          <table:table-cell office:value-type="string" table:number-columns-spanned="7" table:number-rows-spanned="1" table:style-name="ce17">
            <text:p>Time (s)</text:p>
          </table:table-cell>
          <table:covered-table-cell table:number-columns-repeated="6"/>
          <table:table-cell office:value-type="string" table:number-columns-spanned="1" table:number-rows-spanned="2" table:style-name="ce19">
            <text:p>SD/Ave</text:p>
          </table:table-cell>
          <table:table-cell table:number-columns-repeated="4" table:style-name="ce1"/>
          <table:table-cell table:number-columns-repeated="16305" table:style-name="ce2"/>
        </table:table-row>
        <table:table-row table:style-name="ro2">
          <table:table-cell table:number-columns-repeated="4" table:style-name="ce2"/>
          <table:table-cell office:value-type="string" table:style-name="ce1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CUDA kernel</text:p>
          </table:table-cell>
          <table:table-cell table:number-columns-repeated="4" table:style-name="ce2"/>
          <table:table-cell table:style-name="ce3"/>
          <table:table-cell table:number-columns-repeated="4" table:style-name="ce2"/>
          <table:table-cell office:value-type="string" table:style-name="ce3">
            <text:p><text:s/></text:p>
          </table:table-cell>
          <table:table-cell table:number-columns-repeated="2"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office:value-type="string" table:style-name="ce4">
            <text:p>x</text:p>
          </table:table-cell>
          <table:table-cell office:value-type="string" table:style-name="ce4">
            <text:p>y</text:p>
          </table:table-cell>
          <table:table-cell office:value-type="string" table:style-name="ce7">
            <text:p>x</text:p>
          </table:table-cell>
          <table:table-cell office:value-type="string" table:style-name="ce4">
            <text:p>y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5">
            <text:p>SD/Ave</text:p>
          </table:table-cell>
          <table:table-cell office:value-type="string" table:style-name="ce5">
            <text:p>Theorical Value</text:p>
          </table:table-cell>
          <table:table-cell table:style-name="ce2"/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covered-table-cell/>
          <table:table-cell table:number-columns-repeated="4" table:style-name="ce1"/>
          <table:table-cell table:number-columns-repeated="16305" table:style-name="ce2"/>
        </table:table-row>
        <table:table-row table:style-name="ro1">
          <table:table-cell office:value-type="string" table:style-name="ce1">
            <text:p>./incOrderRow0 Starting...Using Device 0: GeForce GTX 1660 TiTotal data size: 4194304The initialization of host data took 1.047e-02 secondsThe transfer of 4194304 bytes from the host to the device took<text:s/></text:p>
          </table:table-cell>
          <table:table-cell office:value-type="float" office:value="2.8239999999999998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30000000000001" table:style-name="ce8">
            <text:p>2,3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990000000000005E-4" table:style-name="ce8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20000000000008" table:style-name="ce8">
            <text:p>8,66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66e-02 secondsThe transfer of 4194304 bytes from the host to the device took<text:s/></text:p>
          </table:table-cell>
          <table:table-cell office:value-type="float" office:value="2.807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69999999999999" table:style-name="ce8">
            <text:p>2,34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649999999999997E-4" table:style-name="ce8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870000000000008" table:style-name="ce8">
            <text:p>8,79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804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300000000000001" table:style-name="ce8">
            <text:p>2,3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700000000000003E-4" table:style-name="ce8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40000000000005" table:style-name="ce8">
            <text:p>8,54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120e-02 secondsThe transfer of 4194304 bytes from the host to the device took<text:s/></text:p>
          </table:table-cell>
          <table:table-cell office:value-type="float" office:value="2.804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580000000000001" table:style-name="ce8">
            <text:p>2,36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8010000000000002E-4" table:style-name="ce8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789999999999992" table:style-name="ce8">
            <text:p>8,98E+00</text:p>
          </table:table-cell>
          <table:table-cell office:value-type="string" table:style-name="ce1">
            <text:p>seconds to run (single core)All is well!./incOrderRow0 Starting...Using Device 0: GeForce GTX 1660 TiTotal data size: 4194304The initialization of host data took 1.056e-02 secondsThe transfer of 4194304 bytes from the host to the device took<text:s/></text:p>
          </table:table-cell>
          <table:table-cell office:value-type="float" office:value="2.804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024,1,1), (1,1,1)&gt;&gt;&gt; took</text:p>
          </table:table-cell>
          <table:table-cell office:value-type="float" office:value="0.23730000000000001" table:style-name="ce8">
            <text:p>2,37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359999999999998E-4" table:style-name="ce8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380000000000003" table:style-name="ce8">
            <text:p>8,5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¹⁰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⁰</text:p>
          </table:table-cell>
          <table:table-cell office:value-type="float" office:value="0" table:style-name="ce9">
            <text:p>0</text:p>
          </table:table-cell>
          <table:table-cell office:value-type="float" office:value="0.2345323" table:formula="of:=[.B4]+[.E4]+[.G4]" table:style-name="ce10">
            <text:p>2,35E-01</text:p>
          </table:table-cell>
          <table:table-cell office:value-type="float" office:value="0.23492729999999998" table:formula="of:=[.L4]+[.O4]+[.Q4]" table:style-name="ce10">
            <text:p>2,35E-01</text:p>
          </table:table-cell>
          <table:table-cell office:value-type="float" office:value="0.23422750000000001" table:formula="of:=[.V4]+[.Y4]+[.AA4]" table:style-name="ce10">
            <text:p>2,34E-01</text:p>
          </table:table-cell>
          <table:table-cell office:value-type="float" office:value="0.23706060000000001" table:formula="of:=[.AF4]+[.AI4]+[.AK4]" table:style-name="ce10">
            <text:p>2,37E-01</text:p>
          </table:table-cell>
          <table:table-cell office:value-type="float" office:value="0.2385341" table:formula="of:=[.AP4]+[.AS4]+[.AU4]" table:style-name="ce10">
            <text:p>2,39E-01</text:p>
          </table:table-cell>
          <table:table-cell office:value-type="float" office:value="0.23585636000000001" table:formula="of:=AVERAGE([.$BF4:.$BJ4])" table:style-name="ce10">
            <text:p>2,36E-01</text:p>
          </table:table-cell>
          <table:table-cell office:value-type="float" office:value="1.6667307972195178E-3" table:formula="of:=STDEV([.$BF4:.$BK4])" table:style-name="ce10">
            <text:p>1,67E-03</text:p>
          </table:table-cell>
          <table:table-cell office:value-type="percentage" office:value="7.0667197493403094E-3" table:formula="of:=[.BL4]/[.BK4]" table:style-name="ce11">
            <text:p>0,71%</text:p>
          </table:table-cell>
          <table:table-cell office:value-type="float" office:value="0.23585636000000001" table:formula="of:=[.BK4]" table:style-name="ce10">
            <text:p>2,36E-01</text:p>
          </table:table-cell>
          <table:table-cell table:style-name="ce1"/>
          <table:table-cell office:value-type="float" office:value="8.6620000000000008" table:formula="of:=[.J4]" table:style-name="ce10">
            <text:p>8,66E+00</text:p>
          </table:table-cell>
          <table:table-cell office:value-type="float" office:value="8.7870000000000008" table:formula="of:=[.T4]" table:style-name="ce10">
            <text:p>8,79E+00</text:p>
          </table:table-cell>
          <table:table-cell office:value-type="float" office:value="8.5440000000000005" table:formula="of:=[.AD4]" table:style-name="ce10">
            <text:p>8,54E+00</text:p>
          </table:table-cell>
          <table:table-cell office:value-type="float" office:value="8.9789999999999992" table:formula="of:=[.AN4]" table:style-name="ce10">
            <text:p>8,98E+00</text:p>
          </table:table-cell>
          <table:table-cell office:value-type="float" office:value="8.5380000000000003" table:formula="of:=[.AX4]" table:style-name="ce10">
            <text:p>8,54E+00</text:p>
          </table:table-cell>
          <table:table-cell office:value-type="float" office:value="8.7020000000000017" table:formula="of:=AVERAGE([.$BP4:.$BT4])" table:style-name="ce10">
            <text:p>8,70E+00</text:p>
          </table:table-cell>
          <table:table-cell office:value-type="float" office:value="0.18534697192023356" table:formula="of:=STDEV([.$BP4:.$BT4])" table:style-name="ce10">
            <text:p>1,85E-01</text:p>
          </table:table-cell>
          <table:table-cell office:value-type="percentage" office:value="2.1299353242959493E-2" table:formula="of:=[.BV4]/[.BU4]" table:style-name="ce11">
            <text:p>2,13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1 Starting...Using Device 0: GeForce GTX 1660 TiTotal data size: 4194304The initialization of host data took 1.100e-02 secondsThe transfer of 4194304 bytes from the host to the device took<text:s/></text:p>
          </table:table-cell>
          <table:table-cell office:value-type="float" office:value="2.829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630000000000001" table:style-name="ce8">
            <text:p>2,06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550000000000002E-4" table:style-name="ce8">
            <text:p>9,7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29999999999992" table:style-name="ce8">
            <text:p>8,9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054e-02 secondsThe transfer of 4194304 bytes from the host to the device took<text:s/></text:p>
          </table:table-cell>
          <table:table-cell office:value-type="float" office:value="2.8239999999999998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949999999999999" table:style-name="ce8">
            <text:p>2,1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069999999999996E-4" table:style-name="ce8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640000000000001" table:style-name="ce8">
            <text:p>8,56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228e-02 secondsThe transfer of 4194304 bytes from the host to the device took<text:s/></text:p>
          </table:table-cell>
          <table:table-cell office:value-type="float" office:value="3.145E-4" table:style-name="ce8">
            <text:p>3,1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730000000000001" table:style-name="ce8">
            <text:p>2,07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2290000000000001E-3" table:style-name="ce8">
            <text:p>1,23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430000000000003" table:style-name="ce8">
            <text:p>8,74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77e-02 secondsThe transfer of 4194304 bytes from the host to the device took<text:s/></text:p>
          </table:table-cell>
          <table:table-cell office:value-type="float" office:value="2.875E-4" table:style-name="ce8">
            <text:p>2,8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0569999999999999" table:style-name="ce8">
            <text:p>2,06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9449999999999994E-4" table:style-name="ce8">
            <text:p>9,9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289999999999996" table:style-name="ce8">
            <text:p>8,63E+00</text:p>
          </table:table-cell>
          <table:table-cell office:value-type="string" table:style-name="ce1">
            <text:p>seconds to run (single core)All is well!./incOrderRow1 Starting...Using Device 0: GeForce GTX 1660 TiTotal data size: 4194304The initialization of host data took 1.893e-02 secondsThe transfer of 4194304 bytes from the host to the device took<text:s/></text:p>
          </table:table-cell>
          <table:table-cell office:value-type="float" office:value="2.8229999999999998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512,1,1), (2,1,1)&gt;&gt;&gt; took</text:p>
          </table:table-cell>
          <table:table-cell office:value-type="float" office:value="0.21010000000000001" table:style-name="ce8">
            <text:p>2,1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8309999999999999E-4" table:style-name="ce8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20000000000002" table:style-name="ce8">
            <text:p>8,7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⁹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¹</text:p>
          </table:table-cell>
          <table:table-cell office:value-type="float" office:value="0" table:style-name="ce9">
            <text:p>0</text:p>
          </table:table-cell>
          <table:table-cell office:value-type="float" office:value="0.20755850000000001" table:formula="of:=[.B5]+[.E5]+[.G5]" table:style-name="ce10">
            <text:p>2,08E-01</text:p>
          </table:table-cell>
          <table:table-cell office:value-type="float" office:value="0.21073309999999998" table:formula="of:=[.L5]+[.O5]+[.Q5]" table:style-name="ce10">
            <text:p>2,11E-01</text:p>
          </table:table-cell>
          <table:table-cell office:value-type="float" office:value="0.20884350000000002" table:formula="of:=[.V5]+[.Y5]+[.AA5]" table:style-name="ce10">
            <text:p>2,09E-01</text:p>
          </table:table-cell>
          <table:table-cell office:value-type="float" office:value="0.206982" table:formula="of:=[.AF5]+[.AI5]+[.AK5]" table:style-name="ce10">
            <text:p>2,07E-01</text:p>
          </table:table-cell>
          <table:table-cell office:value-type="float" office:value="0.21136540000000001" table:formula="of:=[.AP5]+[.AS5]+[.AU5]" table:style-name="ce10">
            <text:p>2,11E-01</text:p>
          </table:table-cell>
          <table:table-cell office:value-type="float" office:value="0.20909650000000002" table:formula="of:=AVERAGE([.$BF5:.$BJ5])" table:style-name="ce10">
            <text:p>2,09E-01</text:p>
          </table:table-cell>
          <table:table-cell office:value-type="float" office:value="1.7162126919470061E-3" table:formula="of:=STDEV([.$BF5:.$BK5])" table:style-name="ce10">
            <text:p>1,72E-03</text:p>
          </table:table-cell>
          <table:table-cell office:value-type="percentage" office:value="8.2077542758822175E-3" table:formula="of:=[.BL5]/[.BK5]" table:style-name="ce11">
            <text:p>0,82%</text:p>
          </table:table-cell>
          <table:table-cell office:value-type="float" office:value="0.11792818000000001" table:formula="of:=[.BN4]/2" table:style-name="ce10">
            <text:p>1,18E-01</text:p>
          </table:table-cell>
          <table:table-cell table:style-name="ce1"/>
          <table:table-cell office:value-type="float" office:value="8.9629999999999992" table:formula="of:=[.J5]" table:style-name="ce10">
            <text:p>8,96E+00</text:p>
          </table:table-cell>
          <table:table-cell office:value-type="float" office:value="8.5640000000000001" table:formula="of:=[.T5]" table:style-name="ce10">
            <text:p>8,56E+00</text:p>
          </table:table-cell>
          <table:table-cell office:value-type="float" office:value="8.7430000000000003" table:formula="of:=[.AD5]" table:style-name="ce10">
            <text:p>8,74E+00</text:p>
          </table:table-cell>
          <table:table-cell office:value-type="float" office:value="8.6289999999999996" table:formula="of:=[.AN5]" table:style-name="ce10">
            <text:p>8,63E+00</text:p>
          </table:table-cell>
          <table:table-cell office:value-type="float" office:value="8.7720000000000002" table:formula="of:=[.AX5]" table:style-name="ce10">
            <text:p>8,77E+00</text:p>
          </table:table-cell>
          <table:table-cell office:value-type="float" office:value="8.7341999999999995" table:formula="of:=AVERAGE([.$BP5:.$BT5])" table:style-name="ce10">
            <text:p>8,73E+00</text:p>
          </table:table-cell>
          <table:table-cell office:value-type="float" office:value="0.15320802851025767" table:formula="of:=STDEV([.$BP5:.$BT5])" table:style-name="ce10">
            <text:p>1,53E-01</text:p>
          </table:table-cell>
          <table:table-cell office:value-type="percentage" office:value="1.7541163301762919E-2" table:formula="of:=[.BV5]/[.BU5]" table:style-name="ce11">
            <text:p>1,75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/incOrderRow2 Starting...Using Device 0: GeForce GTX 1660 TiTotal data size: 4194304The initialization of host data took 1.780e-02 secondsThe transfer of 4194304 bytes from the host to the device took<text:s/></text:p>
          </table:table-cell>
          <table:table-cell office:value-type="float" office:value="2.829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47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0020000000000001E-3" table:style-name="ce8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80000000000003" table:style-name="ce8">
            <text:p>9,04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90e-02 secondsThe transfer of 4194304 bytes from the host to the device took<text:s/></text:p>
          </table:table-cell>
          <table:table-cell office:value-type="float" office:value="2.7960000000000002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820000000000001E-4" table:style-name="ce8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29999999999998" table:style-name="ce8">
            <text:p>9,18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812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859999999999999" table:style-name="ce8">
            <text:p>1,59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760000000000005E-4" table:style-name="ce8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609999999999996" table:style-name="ce8">
            <text:p>8,66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102e-02 secondsThe transfer of 4194304 bytes from the host to the device took<text:s/></text:p>
          </table:table-cell>
          <table:table-cell office:value-type="float" office:value="2.8160000000000001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380000000000001E-4" table:style-name="ce8">
            <text:p>9,6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109999999999992" table:style-name="ce8">
            <text:p>9,01E+00</text:p>
          </table:table-cell>
          <table:table-cell office:value-type="string" table:style-name="ce1">
            <text:p>seconds to run (single core)All is well!./incOrderRow2 Starting...Using Device 0: GeForce GTX 1660 TiTotal data size: 4194304The initialization of host data took 1.056e-02 secondsThe transfer of 4194304 bytes from the host to the device took<text:s/></text:p>
          </table:table-cell>
          <table:table-cell office:value-type="float" office:value="2.8039999999999999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56,1,1), (4,1,1)&gt;&gt;&gt; took</text:p>
          </table:table-cell>
          <table:table-cell office:value-type="float" office:value="0.15529999999999999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390000000000004E-4" table:style-name="ce8">
            <text:p>9,5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389999999999993" table:style-name="ce8">
            <text:p>8,64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⁸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²</text:p>
          </table:table-cell>
          <table:table-cell office:value-type="float" office:value="0" table:style-name="ce9">
            <text:p>0</text:p>
          </table:table-cell>
          <table:table-cell office:value-type="float" office:value="0.15598500000000001" table:formula="of:=[.B6]+[.E6]+[.G6]" table:style-name="ce10">
            <text:p>1,56E-01</text:p>
          </table:table-cell>
          <table:table-cell office:value-type="float" office:value="0.1564478" table:formula="of:=[.L6]+[.O6]+[.Q6]" table:style-name="ce10">
            <text:p>1,56E-01</text:p>
          </table:table-cell>
          <table:table-cell office:value-type="float" office:value="0.15982879999999999" table:formula="of:=[.V6]+[.Y6]+[.AA6]" table:style-name="ce10">
            <text:p>1,60E-01</text:p>
          </table:table-cell>
          <table:table-cell office:value-type="float" office:value="0.15624539999999998" table:formula="of:=[.AF6]+[.AI6]+[.AK6]" table:style-name="ce10">
            <text:p>1,56E-01</text:p>
          </table:table-cell>
          <table:table-cell office:value-type="float" office:value="0.15653429999999999" table:formula="of:=[.AP6]+[.AS6]+[.AU6]" table:style-name="ce10">
            <text:p>1,57E-01</text:p>
          </table:table-cell>
          <table:table-cell office:value-type="float" office:value="0.15700825999999998" table:formula="of:=AVERAGE([.$BF6:.$BJ6])" table:style-name="ce10">
            <text:p>1,57E-01</text:p>
          </table:table-cell>
          <table:table-cell office:value-type="float" office:value="1.4228995601939011E-3" table:formula="of:=STDEV([.$BF6:.$BK6])" table:style-name="ce10">
            <text:p>1,42E-03</text:p>
          </table:table-cell>
          <table:table-cell office:value-type="percentage" office:value="9.0625777280373739E-3" table:formula="of:=[.BL6]/[.BK6]" table:style-name="ce11">
            <text:p>0,91%</text:p>
          </table:table-cell>
          <table:table-cell office:value-type="float" office:value="5.8964090000000004E-2" table:formula="of:=[.BN5]/2" table:style-name="ce10">
            <text:p>5,90E-02</text:p>
          </table:table-cell>
          <table:table-cell table:style-name="ce1"/>
          <table:table-cell office:value-type="float" office:value="9.0380000000000003" table:formula="of:=[.J6]" table:style-name="ce10">
            <text:p>9,04E+00</text:p>
          </table:table-cell>
          <table:table-cell office:value-type="float" office:value="9.1829999999999998" table:formula="of:=[.T6]" table:style-name="ce10">
            <text:p>9,18E+00</text:p>
          </table:table-cell>
          <table:table-cell office:value-type="float" office:value="8.6609999999999996" table:formula="of:=[.AD6]" table:style-name="ce10">
            <text:p>8,66E+00</text:p>
          </table:table-cell>
          <table:table-cell office:value-type="float" office:value="9.0109999999999992" table:formula="of:=[.AN6]" table:style-name="ce10">
            <text:p>9,01E+00</text:p>
          </table:table-cell>
          <table:table-cell office:value-type="float" office:value="8.6389999999999993" table:formula="of:=[.AX6]" table:style-name="ce10">
            <text:p>8,64E+00</text:p>
          </table:table-cell>
          <table:table-cell office:value-type="float" office:value="8.9063999999999997" table:formula="of:=AVERAGE([.$BP6:.$BT6])" table:style-name="ce10">
            <text:p>8,91E+00</text:p>
          </table:table-cell>
          <table:table-cell office:value-type="float" office:value="0.24315180443500742" table:formula="of:=STDEV([.$BP6:.$BT6])" table:style-name="ce10">
            <text:p>2,43E-01</text:p>
          </table:table-cell>
          <table:table-cell office:value-type="percentage" office:value="2.7300795431937419E-2" table:formula="of:=[.BV6]/[.BU6]" table:style-name="ce11">
            <text:p>2,73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3 Starting...Using Device 0: GeForce GTX 1660 TiTotal data size: 4194304The initialization of host data took 1.062e-02 secondsThe transfer of 4194304 bytes from the host to the device took<text:s/></text:p>
          </table:table-cell>
          <table:table-cell office:value-type="float" office:value="2.831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9999999999999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060000000000004E-4" table:style-name="ce8">
            <text:p>9,6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20000000000005" table:style-name="ce8">
            <text:p>8,7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100e-02 secondsThe transfer of 4194304 bytes from the host to the device took<text:s/></text:p>
          </table:table-cell>
          <table:table-cell office:value-type="float" office:value="2.8229999999999998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4" table:style-name="ce8">
            <text:p>1,54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920000000000003E-4" table:style-name="ce8">
            <text:p>9,6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329999999999995" table:style-name="ce8">
            <text:p>9,03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54e-02 secondsThe transfer of 4194304 bytes from the host to the device took<text:s/></text:p>
          </table:table-cell>
          <table:table-cell office:value-type="float" office:value="2.805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32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450000000000003E-4" table:style-name="ce8">
            <text:p>9,4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8">
            <text:p>8,66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851e-02 secondsThe transfer of 4194304 bytes from the host to the device took<text:s/></text:p>
          </table:table-cell>
          <table:table-cell office:value-type="float" office:value="2.8479999999999998E-4" table:style-name="ce8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17" table:style-name="ce8">
            <text:p>1,52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003E-3" table:style-name="ce8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80000000000005" table:style-name="ce8">
            <text:p>9,11E+00</text:p>
          </table:table-cell>
          <table:table-cell office:value-type="string" table:style-name="ce1">
            <text:p>seconds to run (single core)All is well!./incOrderRow3 Starting...Using Device 0: GeForce GTX 1660 TiTotal data size: 4194304The initialization of host data took 1.073e-02 secondsThe transfer of 4194304 bytes from the host to the device took<text:s/></text:p>
          </table:table-cell>
          <table:table-cell office:value-type="float" office:value="2.806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28,1,1), (8,1,1)&gt;&gt;&gt; took</text:p>
          </table:table-cell>
          <table:table-cell office:value-type="float" office:value="0.15529999999999999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859999999999996E-4" table:style-name="ce8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60000000000009" table:style-name="ce8">
            <text:p>8,73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⁷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³</text:p>
          </table:table-cell>
          <table:table-cell office:value-type="float" office:value="0" table:style-name="ce9">
            <text:p>0</text:p>
          </table:table-cell>
          <table:table-cell office:value-type="float" office:value="0.15454370000000001" table:formula="of:=[.B7]+[.E7]+[.G7]" table:style-name="ce10">
            <text:p>1,55E-01</text:p>
          </table:table-cell>
          <table:table-cell office:value-type="float" office:value="0.15525150000000001" table:formula="of:=[.L7]+[.O7]+[.Q7]" table:style-name="ce10">
            <text:p>1,55E-01</text:p>
          </table:table-cell>
          <table:table-cell office:value-type="float" office:value="0.15442509999999998" table:formula="of:=[.V7]+[.Y7]+[.AA7]" table:style-name="ce10">
            <text:p>1,54E-01</text:p>
          </table:table-cell>
          <table:table-cell office:value-type="float" office:value="0.15298780000000001" table:formula="of:=[.AF7]+[.AI7]+[.AK7]" table:style-name="ce10">
            <text:p>1,53E-01</text:p>
          </table:table-cell>
          <table:table-cell office:value-type="float" office:value="0.15652929999999998" table:formula="of:=[.AP7]+[.AS7]+[.AU7]" table:style-name="ce10">
            <text:p>1,57E-01</text:p>
          </table:table-cell>
          <table:table-cell office:value-type="float" office:value="0.15474747999999999" table:formula="of:=AVERAGE([.$BF7:.$BJ7])" table:style-name="ce10">
            <text:p>1,55E-01</text:p>
          </table:table-cell>
          <table:table-cell office:value-type="float" office:value="1.1550625548428046E-3" table:formula="of:=STDEV([.$BF7:.$BK7])" table:style-name="ce10">
            <text:p>1,16E-03</text:p>
          </table:table-cell>
          <table:table-cell office:value-type="percentage" office:value="7.464176830813689E-3" table:formula="of:=[.BL7]/[.BK7]" table:style-name="ce11">
            <text:p>0,75%</text:p>
          </table:table-cell>
          <table:table-cell office:value-type="float" office:value="2.9482045000000002E-2" table:formula="of:=[.BN6]/2" table:style-name="ce10">
            <text:p>2,95E-02</text:p>
          </table:table-cell>
          <table:table-cell table:style-name="ce1"/>
          <table:table-cell office:value-type="float" office:value="8.7620000000000005" table:formula="of:=[.J7]" table:style-name="ce10">
            <text:p>8,76E+00</text:p>
          </table:table-cell>
          <table:table-cell office:value-type="float" office:value="9.0329999999999995" table:formula="of:=[.T7]" table:style-name="ce10">
            <text:p>9,03E+00</text:p>
          </table:table-cell>
          <table:table-cell office:value-type="float" office:value="8.657" table:formula="of:=[.AD7]" table:style-name="ce10">
            <text:p>8,66E+00</text:p>
          </table:table-cell>
          <table:table-cell office:value-type="float" office:value="9.1080000000000005" table:formula="of:=[.AN7]" table:style-name="ce10">
            <text:p>9,11E+00</text:p>
          </table:table-cell>
          <table:table-cell office:value-type="float" office:value="8.7260000000000009" table:formula="of:=[.AX7]" table:style-name="ce10">
            <text:p>8,73E+00</text:p>
          </table:table-cell>
          <table:table-cell office:value-type="float" office:value="8.8572000000000006" table:formula="of:=AVERAGE([.$BP7:.$BT7])" table:style-name="ce10">
            <text:p>8,86E+00</text:p>
          </table:table-cell>
          <table:table-cell office:value-type="float" office:value="0.20010172413050303" table:formula="of:=STDEV([.$BP7:.$BT7])" table:style-name="ce10">
            <text:p>2,00E-01</text:p>
          </table:table-cell>
          <table:table-cell office:value-type="percentage" office:value="2.2591984389028475E-2" table:formula="of:=[.BV7]/[.BU7]" table:style-name="ce11">
            <text:p>2,26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4 Starting...Using Device 0: GeForce GTX 1660 TiTotal data size: 4194304The initialization of host data took 1.061e-02 secondsThe transfer of 4194304 bytes from the host to the device took<text:s/></text:p>
          </table:table-cell>
          <table:table-cell office:value-type="float" office:value="2.8059999999999999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5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709999999999998E-4" table:style-name="ce8">
            <text:p>9,4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029999999999994" table:style-name="ce8">
            <text:p>8,70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101e-02 secondsThe transfer of 4194304 bytes from the host to the device took<text:s/></text:p>
          </table:table-cell>
          <table:table-cell office:value-type="float" office:value="2.8140000000000001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32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210000000000005E-4" table:style-name="ce8">
            <text:p>9,7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19999999999992" table:style-name="ce8">
            <text:p>9,07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52e-02 secondsThe transfer of 4194304 bytes from the host to the device took<text:s/></text:p>
          </table:table-cell>
          <table:table-cell office:value-type="float" office:value="2.7970000000000002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989999999999997E-4" table:style-name="ce8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60000000000007" table:style-name="ce8">
            <text:p>8,74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67e-02 secondsThe transfer of 4194304 bytes from the host to the device took<text:s/></text:p>
          </table:table-cell>
          <table:table-cell office:value-type="float" office:value="2.811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79999999999999" table:style-name="ce8">
            <text:p>1,5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120000000000003E-4" table:style-name="ce8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59999999999992" table:style-name="ce8">
            <text:p>8,89E+00</text:p>
          </table:table-cell>
          <table:table-cell office:value-type="string" table:style-name="ce1">
            <text:p>seconds to run (single core)All is well!./incOrderRow4 Starting...Using Device 0: GeForce GTX 1660 TiTotal data size: 4194304The initialization of host data took 1.097e-02 secondsThe transfer of 4194304 bytes from the host to the device took<text:s/></text:p>
          </table:table-cell>
          <table:table-cell office:value-type="float" office:value="2.8380000000000001E-4" table:style-name="ce8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64,1,1), (16,1,1)&gt;&gt;&gt; took</text:p>
          </table:table-cell>
          <table:table-cell office:value-type="float" office:value="0.152" table:style-name="ce8">
            <text:p>1,52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999999999999997E-4" table:style-name="ce8">
            <text:p>9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30000000000001" table:style-name="ce8">
            <text:p>9,00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⁶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⁴</text:p>
          </table:table-cell>
          <table:table-cell office:value-type="float" office:value="0" table:style-name="ce9">
            <text:p>0</text:p>
          </table:table-cell>
          <table:table-cell office:value-type="float" office:value="0.15372769999999999" table:formula="of:=[.B8]+[.E8]+[.G8]" table:style-name="ce10">
            <text:p>1,54E-01</text:p>
          </table:table-cell>
          <table:table-cell office:value-type="float" office:value="0.15445349999999999" table:formula="of:=[.L8]+[.O8]+[.Q8]" table:style-name="ce10">
            <text:p>1,54E-01</text:p>
          </table:table-cell>
          <table:table-cell office:value-type="float" office:value="0.15393960000000001" table:formula="of:=[.V8]+[.Y8]+[.AA8]" table:style-name="ce10">
            <text:p>1,54E-01</text:p>
          </table:table-cell>
          <table:table-cell office:value-type="float" office:value="0.15403230000000001" table:formula="of:=[.AF8]+[.AI8]+[.AK8]" table:style-name="ce10">
            <text:p>1,54E-01</text:p>
          </table:table-cell>
          <table:table-cell office:value-type="float" office:value="0.15326380000000001" table:formula="of:=[.AP8]+[.AS8]+[.AU8]" table:style-name="ce10">
            <text:p>1,53E-01</text:p>
          </table:table-cell>
          <table:table-cell office:value-type="float" office:value="0.15388337999999999" table:formula="of:=AVERAGE([.$BF8:.$BJ8])" table:style-name="ce10">
            <text:p>1,54E-01</text:p>
          </table:table-cell>
          <table:table-cell office:value-type="float" office:value="3.8948435347263739E-4" table:formula="of:=STDEV([.$BF8:.$BK8])" table:style-name="ce10">
            <text:p>3,89E-04</text:p>
          </table:table-cell>
          <table:table-cell office:value-type="percentage" office:value="2.5310358628244157E-3" table:formula="of:=[.BL8]/[.BK8]" table:style-name="ce11">
            <text:p>0,25%</text:p>
          </table:table-cell>
          <table:table-cell office:value-type="float" office:value="1.4741022500000001E-2" table:formula="of:=[.BN7]/2" table:style-name="ce10">
            <text:p>1,47E-02</text:p>
          </table:table-cell>
          <table:table-cell table:style-name="ce1"/>
          <table:table-cell office:value-type="float" office:value="8.7029999999999994" table:formula="of:=[.J8]" table:style-name="ce10">
            <text:p>8,70E+00</text:p>
          </table:table-cell>
          <table:table-cell office:value-type="float" office:value="9.0719999999999992" table:formula="of:=[.T8]" table:style-name="ce10">
            <text:p>9,07E+00</text:p>
          </table:table-cell>
          <table:table-cell office:value-type="float" office:value="8.7360000000000007" table:formula="of:=[.AD8]" table:style-name="ce10">
            <text:p>8,74E+00</text:p>
          </table:table-cell>
          <table:table-cell office:value-type="float" office:value="8.8859999999999992" table:formula="of:=[.AN8]" table:style-name="ce10">
            <text:p>8,89E+00</text:p>
          </table:table-cell>
          <table:table-cell office:value-type="float" office:value="9.0030000000000001" table:formula="of:=[.AX8]" table:style-name="ce10">
            <text:p>9,00E+00</text:p>
          </table:table-cell>
          <table:table-cell office:value-type="float" office:value="8.879999999999999" table:formula="of:=AVERAGE([.$BP8:.$BT8])" table:style-name="ce10">
            <text:p>8,88E+00</text:p>
          </table:table-cell>
          <table:table-cell office:value-type="float" office:value="0.16131800891406989" table:formula="of:=STDEV([.$BP8:.$BT8])" table:style-name="ce10">
            <text:p>1,61E-01</text:p>
          </table:table-cell>
          <table:table-cell office:value-type="percentage" office:value="1.8166442445278142E-2" table:formula="of:=[.BV8]/[.BU8]" table:style-name="ce11">
            <text:p>1,82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5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7930000000000001E-4" table:style-name="ce8">
            <text:p>2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80000000000001" table:style-name="ce8">
            <text:p>1,4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529999999999996E-4" table:style-name="ce8">
            <text:p>9,5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940000000000005" table:style-name="ce8">
            <text:p>8,79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17e-02 secondsThe transfer of 4194304 bytes from the host to the device took<text:s/></text:p>
          </table:table-cell>
          <table:table-cell office:value-type="float" office:value="2.828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31" table:style-name="ce8">
            <text:p>1,4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9189999999999999E-4" table:style-name="ce8">
            <text:p>9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29999999999994" table:style-name="ce8">
            <text:p>8,95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80e-02 secondsThe transfer of 4194304 bytes from the host to the device took<text:s/></text:p>
          </table:table-cell>
          <table:table-cell office:value-type="float" office:value="2.854E-4" table:style-name="ce8">
            <text:p>2,85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00000000000001" table:style-name="ce8">
            <text:p>1,4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71999999999999E-4" table:style-name="ce8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230000000000008" table:style-name="ce8">
            <text:p>8,72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063e-02 secondsThe transfer of 4194304 bytes from the host to the device took<text:s/></text:p>
          </table:table-cell>
          <table:table-cell office:value-type="float" office:value="2.828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219999999999999" table:style-name="ce8">
            <text:p>1,42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660000000000005E-4" table:style-name="ce8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280000000000008" table:style-name="ce8">
            <text:p>8,93E+00</text:p>
          </table:table-cell>
          <table:table-cell office:value-type="string" table:style-name="ce1">
            <text:p>seconds to run (single core)All is well!./incOrderRow5 Starting...Using Device 0: GeForce GTX 1660 TiTotal data size: 4194304The initialization of host data took 1.856e-02 secondsThe transfer of 4194304 bytes from the host to the device took<text:s/></text:p>
          </table:table-cell>
          <table:table-cell office:value-type="float" office:value="3.1199999999999999E-4" table:style-name="ce8">
            <text:p>3,1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32,1,1), (32,1,1)&gt;&gt;&gt; took</text:p>
          </table:table-cell>
          <table:table-cell office:value-type="float" office:value="0.1404" table:style-name="ce8">
            <text:p>1,4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3129999999999999E-3" table:style-name="ce8">
            <text:p>1,31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7" table:style-name="ce8">
            <text:p>9,17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12">
            <text:p>2⁵</text:p>
          </table:table-cell>
          <table:table-cell office:value-type="float" office:value="0" table:style-name="ce13">
            <text:p>0</text:p>
          </table:table-cell>
          <table:table-cell office:value-type="string" table:style-name="ce12">
            <text:p>2⁵</text:p>
          </table:table-cell>
          <table:table-cell office:value-type="float" office:value="0" table:style-name="ce13">
            <text:p>0</text:p>
          </table:table-cell>
          <table:table-cell office:value-type="float" office:value="0.14403460000000001" table:formula="of:=[.B9]+[.E9]+[.G9]" table:style-name="ce20">
            <text:p>1,44E-01</text:p>
          </table:table-cell>
          <table:table-cell office:value-type="float" office:value="0.1443748" table:formula="of:=[.L9]+[.O9]+[.Q9]" table:style-name="ce20">
            <text:p>1,44E-01</text:p>
          </table:table-cell>
          <table:table-cell office:value-type="float" office:value="0.14126260000000002" table:formula="of:=[.V9]+[.Y9]+[.AA9]" table:style-name="ce20">
            <text:p>1,41E-01</text:p>
          </table:table-cell>
          <table:table-cell office:value-type="float" office:value="0.1434395" table:formula="of:=[.AF9]+[.AI9]+[.AK9]" table:style-name="ce20">
            <text:p>1,43E-01</text:p>
          </table:table-cell>
          <table:table-cell office:value-type="float" office:value="0.14202500000000001" table:formula="of:=[.AP9]+[.AS9]+[.AU9]" table:style-name="ce20">
            <text:p>1,42E-01</text:p>
          </table:table-cell>
          <table:table-cell office:value-type="float" office:value="0.14302730000000002" table:formula="of:=AVERAGE([.$BF9:.$BJ9])" table:style-name="ce14">
            <text:p>1,43E-01</text:p>
          </table:table-cell>
          <table:table-cell office:value-type="float" office:value="1.1932384304907328E-3" table:formula="of:=STDEV([.$BF9:.$BK9])" table:style-name="ce14">
            <text:p>1,19E-03</text:p>
          </table:table-cell>
          <table:table-cell office:value-type="percentage" office:value="8.342731985367358E-3" table:formula="of:=[.BL9]/[.BK9]" table:style-name="ce15">
            <text:p>0,83%</text:p>
          </table:table-cell>
          <table:table-cell office:value-type="float" office:value="7.3705112500000005E-3" table:formula="of:=[.BN8]/2" table:style-name="ce14">
            <text:p>7,37E-03</text:p>
          </table:table-cell>
          <table:table-cell table:style-name="ce1"/>
          <table:table-cell office:value-type="float" office:value="8.7940000000000005" table:formula="of:=[.J9]" table:style-name="ce10">
            <text:p>8,79E+00</text:p>
          </table:table-cell>
          <table:table-cell office:value-type="float" office:value="8.9529999999999994" table:formula="of:=[.T9]" table:style-name="ce10">
            <text:p>8,95E+00</text:p>
          </table:table-cell>
          <table:table-cell office:value-type="float" office:value="8.7230000000000008" table:formula="of:=[.AD9]" table:style-name="ce10">
            <text:p>8,72E+00</text:p>
          </table:table-cell>
          <table:table-cell office:value-type="float" office:value="8.9280000000000008" table:formula="of:=[.AN9]" table:style-name="ce10">
            <text:p>8,93E+00</text:p>
          </table:table-cell>
          <table:table-cell office:value-type="float" office:value="9.17" table:formula="of:=[.AX9]" table:style-name="ce10">
            <text:p>9,17E+00</text:p>
          </table:table-cell>
          <table:table-cell office:value-type="float" office:value="8.9135999999999989" table:formula="of:=AVERAGE([.$BP9:.$BT9])" table:style-name="ce10">
            <text:p>8,91E+00</text:p>
          </table:table-cell>
          <table:table-cell office:value-type="float" office:value="0.17185255307966735" table:formula="of:=STDEV([.$BP9:.$BT9])" table:style-name="ce10">
            <text:p>1,72E-01</text:p>
          </table:table-cell>
          <table:table-cell office:value-type="percentage" office:value="1.9279814337604041E-2" table:formula="of:=[.BV9]/[.BU9]" table:style-name="ce11">
            <text:p>1,93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6 Starting...Using Device 0: GeForce GTX 1660 TiTotal data size: 4194304The initialization of host data took 1.094e-02 secondsThe transfer of 4194304 bytes from the host to the device took<text:s/></text:p>
          </table:table-cell>
          <table:table-cell office:value-type="float" office:value="2.8150000000000001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87" table:style-name="ce8">
            <text:p>1,49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8639999999999991E-4" table:style-name="ce8">
            <text:p>9,8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770000000000007" table:style-name="ce8">
            <text:p>8,88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6e-02 secondsThe transfer of 4194304 bytes from the host to the device took<text:s/></text:p>
          </table:table-cell>
          <table:table-cell office:value-type="float" office:value="2.8430000000000003E-4" table:style-name="ce8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79999999999999" table:style-name="ce8">
            <text:p>1,48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590000000000001E-4" table:style-name="ce8">
            <text:p>9,66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68" table:style-name="ce8">
            <text:p>8,97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107e-02 secondsThe transfer of 4194304 bytes from the host to the device took<text:s/></text:p>
          </table:table-cell>
          <table:table-cell office:value-type="float" office:value="2.8180000000000002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80000000000001" table:style-name="ce8">
            <text:p>1,47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270000000000004E-4" table:style-name="ce8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010000000000009" table:style-name="ce8">
            <text:p>9,10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58e-02 secondsThe transfer of 4194304 bytes from the host to the device took<text:s/></text:p>
          </table:table-cell>
          <table:table-cell office:value-type="float" office:value="2.828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729999999999999" table:style-name="ce8">
            <text:p>1,47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049999999999996E-4" table:style-name="ce8">
            <text:p>9,5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119999999999994" table:style-name="ce8">
            <text:p>8,81E+00</text:p>
          </table:table-cell>
          <table:table-cell office:value-type="string" table:style-name="ce1">
            <text:p>seconds to run (single core)All is well!./incOrderRow6 Starting...Using Device 0: GeForce GTX 1660 TiTotal data size: 4194304The initialization of host data took 1.096e-02 secondsThe transfer of 4194304 bytes from the host to the device took<text:s/></text:p>
          </table:table-cell>
          <table:table-cell office:value-type="float" office:value="2.827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6,1,1), (64,1,1)&gt;&gt;&gt; took</text:p>
          </table:table-cell>
          <table:table-cell office:value-type="float" office:value="0.1469" table:style-name="ce8">
            <text:p>1,47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020000000000003E-4" table:style-name="ce8">
            <text:p>9,6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9559999999999995" table:style-name="ce8">
            <text:p>8,96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⁴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⁶</text:p>
          </table:table-cell>
          <table:table-cell office:value-type="float" office:value="0" table:style-name="ce9">
            <text:p>0</text:p>
          </table:table-cell>
          <table:table-cell office:value-type="float" office:value="0.14996789999999999" table:formula="of:=[.B10]+[.E10]+[.G10]" table:style-name="ce10">
            <text:p>1,50E-01</text:p>
          </table:table-cell>
          <table:table-cell office:value-type="float" office:value="0.14905019999999997" table:formula="of:=[.L10]+[.O10]+[.Q10]" table:style-name="ce10">
            <text:p>1,49E-01</text:p>
          </table:table-cell>
          <table:table-cell office:value-type="float" office:value="0.14804450000000002" table:formula="of:=[.V10]+[.Y10]+[.AA10]" table:style-name="ce10">
            <text:p>1,48E-01</text:p>
          </table:table-cell>
          <table:table-cell office:value-type="float" office:value="0.14853339999999998" table:formula="of:=[.AF10]+[.AI10]+[.AK10]" table:style-name="ce10">
            <text:p>1,49E-01</text:p>
          </table:table-cell>
          <table:table-cell office:value-type="float" office:value="0.148143" table:formula="of:=[.AP10]+[.AS10]+[.AU10]" table:style-name="ce10">
            <text:p>1,48E-01</text:p>
          </table:table-cell>
          <table:table-cell office:value-type="float" office:value="0.14874780000000001" table:formula="of:=AVERAGE([.$BF10:.$BJ10])" table:style-name="ce10">
            <text:p>1,49E-01</text:p>
          </table:table-cell>
          <table:table-cell office:value-type="float" office:value="7.0519090464922008E-4" table:formula="of:=STDEV([.$BF10:.$BK10])" table:style-name="ce10">
            <text:p>7,05E-04</text:p>
          </table:table-cell>
          <table:table-cell office:value-type="percentage" office:value="4.7408493076819963E-3" table:formula="of:=[.BL10]/[.BK10]" table:style-name="ce11">
            <text:p>0,47%</text:p>
          </table:table-cell>
          <table:table-cell office:value-type="float" office:value="7.3705112500000005E-3" table:formula="of:=[.BN9]" table:style-name="ce10">
            <text:p>7,37E-03</text:p>
          </table:table-cell>
          <table:table-cell table:style-name="ce1"/>
          <table:table-cell office:value-type="float" office:value="8.8770000000000007" table:formula="of:=[.J10]" table:style-name="ce10">
            <text:p>8,88E+00</text:p>
          </table:table-cell>
          <table:table-cell office:value-type="float" office:value="8.968" table:formula="of:=[.T10]" table:style-name="ce10">
            <text:p>8,97E+00</text:p>
          </table:table-cell>
          <table:table-cell office:value-type="float" office:value="9.1010000000000009" table:formula="of:=[.AD10]" table:style-name="ce10">
            <text:p>9,10E+00</text:p>
          </table:table-cell>
          <table:table-cell office:value-type="float" office:value="8.8119999999999994" table:formula="of:=[.AN10]" table:style-name="ce10">
            <text:p>8,81E+00</text:p>
          </table:table-cell>
          <table:table-cell office:value-type="float" office:value="8.9559999999999995" table:formula="of:=[.AX10]" table:style-name="ce10">
            <text:p>8,96E+00</text:p>
          </table:table-cell>
          <table:table-cell office:value-type="float" office:value="8.9428000000000001" table:formula="of:=AVERAGE([.$BP10:.$BT10])" table:style-name="ce10">
            <text:p>8,94E+00</text:p>
          </table:table-cell>
          <table:table-cell office:value-type="float" office:value="0.10871384456452675" table:formula="of:=STDEV([.$BP10:.$BT10])" table:style-name="ce10">
            <text:p>1,09E-01</text:p>
          </table:table-cell>
          <table:table-cell office:value-type="percentage" office:value="1.2156577868735379E-2" table:formula="of:=[.BV10]/[.BU10]" table:style-name="ce11">
            <text:p>1,22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7 Starting...Using Device 0: GeForce GTX 1660 TiTotal data size: 4194304The initialization of host data took 1.058e-02 secondsThe transfer of 4194304 bytes from the host to the device took<text:s/></text:p>
          </table:table-cell>
          <table:table-cell office:value-type="float" office:value="2.832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10000000000001" table:style-name="ce8">
            <text:p>1,51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029999999999995E-4" table:style-name="ce8">
            <text:p>9,5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8">
            <text:p>8,6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36e-02 secondsThe transfer of 4194304 bytes from the host to the device took<text:s/></text:p>
          </table:table-cell>
          <table:table-cell office:value-type="float" office:value="2.8180000000000002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8">
            <text:p>1,5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9390000000000004E-4" table:style-name="ce8">
            <text:p>9,9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49999999999993" table:style-name="ce8">
            <text:p>9,0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073e-02 secondsThe transfer of 4194304 bytes from the host to the device took<text:s/></text:p>
          </table:table-cell>
          <table:table-cell office:value-type="float" office:value="2.8239999999999998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42" table:style-name="ce8">
            <text:p>1,54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5719999999999996E-4" table:style-name="ce8">
            <text:p>9,5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789999999999999" table:style-name="ce8">
            <text:p>8,7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111e-02 secondsThe transfer of 4194304 bytes from the host to the device took<text:s/></text:p>
          </table:table-cell>
          <table:table-cell office:value-type="float" office:value="2.9260000000000001E-4" table:style-name="ce8">
            <text:p>2,9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5179999999999999" table:style-name="ce8">
            <text:p>1,52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729999999999996E-4" table:style-name="ce8">
            <text:p>9,7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09999999999992" table:style-name="ce8">
            <text:p>9,18E+00</text:p>
          </table:table-cell>
          <table:table-cell office:value-type="string" table:style-name="ce1">
            <text:p>seconds to run (single core)All is well!./incOrderRow7 Starting...Using Device 0: GeForce GTX 1660 TiTotal data size: 4194304The initialization of host data took 1.897e-02 secondsThe transfer of 4194304 bytes from the host to the device took<text:s/></text:p>
          </table:table-cell>
          <table:table-cell office:value-type="float" office:value="2.8380000000000001E-4" table:style-name="ce8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8,1,1), (128,1,1)&gt;&gt;&gt; took</text:p>
          </table:table-cell>
          <table:table-cell office:value-type="float" office:value="0.14990000000000001" table:style-name="ce8">
            <text:p>1,5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0039999999999999E-3" table:style-name="ce8">
            <text:p>1,00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7" table:style-name="ce8">
            <text:p>9,0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³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⁷</text:p>
          </table:table-cell>
          <table:table-cell office:value-type="float" office:value="0" table:style-name="ce9">
            <text:p>0</text:p>
          </table:table-cell>
          <table:table-cell office:value-type="float" office:value="0.15233350000000001" table:formula="of:=[.B11]+[.E11]+[.G11]" table:style-name="ce10">
            <text:p>1,52E-01</text:p>
          </table:table-cell>
          <table:table-cell office:value-type="float" office:value="0.1511757" table:formula="of:=[.L11]+[.O11]+[.Q11]" table:style-name="ce10">
            <text:p>1,51E-01</text:p>
          </table:table-cell>
          <table:table-cell office:value-type="float" office:value="0.15543959999999998" table:formula="of:=[.V11]+[.Y11]+[.AA11]" table:style-name="ce10">
            <text:p>1,55E-01</text:p>
          </table:table-cell>
          <table:table-cell office:value-type="float" office:value="0.15306989999999998" table:formula="of:=[.AF11]+[.AI11]+[.AK11]" table:style-name="ce10">
            <text:p>1,53E-01</text:p>
          </table:table-cell>
          <table:table-cell office:value-type="float" office:value="0.15118780000000001" table:formula="of:=[.AP11]+[.AS11]+[.AU11]" table:style-name="ce10">
            <text:p>1,51E-01</text:p>
          </table:table-cell>
          <table:table-cell office:value-type="float" office:value="0.15264130000000001" table:formula="of:=AVERAGE([.$BF11:.$BJ11])" table:style-name="ce10">
            <text:p>1,53E-01</text:p>
          </table:table-cell>
          <table:table-cell office:value-type="float" office:value="1.5728679092663735E-3" table:formula="of:=STDEV([.$BF11:.$BK11])" table:style-name="ce10">
            <text:p>1,57E-03</text:p>
          </table:table-cell>
          <table:table-cell office:value-type="percentage" office:value="1.0304340367032863E-2" table:formula="of:=[.BL11]/[.BK11]" table:style-name="ce11">
            <text:p>1,03%</text:p>
          </table:table-cell>
          <table:table-cell office:value-type="float" office:value="7.3705112500000005E-3" table:formula="of:=[.BN10]" table:style-name="ce10">
            <text:p>7,37E-03</text:p>
          </table:table-cell>
          <table:table-cell table:style-name="ce1"/>
          <table:table-cell office:value-type="float" office:value="8.6790000000000003" table:formula="of:=[.J11]" table:style-name="ce10">
            <text:p>8,68E+00</text:p>
          </table:table-cell>
          <table:table-cell office:value-type="float" office:value="9.0749999999999993" table:formula="of:=[.T11]" table:style-name="ce10">
            <text:p>9,08E+00</text:p>
          </table:table-cell>
          <table:table-cell office:value-type="float" office:value="8.7789999999999999" table:formula="of:=[.AD11]" table:style-name="ce10">
            <text:p>8,78E+00</text:p>
          </table:table-cell>
          <table:table-cell office:value-type="float" office:value="9.1809999999999992" table:formula="of:=[.AN11]" table:style-name="ce10">
            <text:p>9,18E+00</text:p>
          </table:table-cell>
          <table:table-cell office:value-type="float" office:value="9.077" table:formula="of:=[.AX11]" table:style-name="ce10">
            <text:p>9,08E+00</text:p>
          </table:table-cell>
          <table:table-cell office:value-type="float" office:value="8.9581999999999997" table:formula="of:=AVERAGE([.$BP11:.$BT11])" table:style-name="ce10">
            <text:p>8,96E+00</text:p>
          </table:table-cell>
          <table:table-cell office:value-type="float" office:value="0.21648371763252736" table:formula="of:=STDEV([.$BP11:.$BT11])" table:style-name="ce10">
            <text:p>2,16E-01</text:p>
          </table:table-cell>
          <table:table-cell office:value-type="percentage" office:value="2.4165983973624988E-2" table:formula="of:=[.BV11]/[.BU11]" table:style-name="ce11">
            <text:p>2,42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8 Starting...Using Device 0: GeForce GTX 1660 TiTotal data size: 4194304The initialization of host data took 1.103e-02 secondsThe transfer of 4194304 bytes from the host to the device took<text:s/></text:p>
          </table:table-cell>
          <table:table-cell office:value-type="float" office:value="2.8699999999999998E-4" table:style-name="ce8">
            <text:p>2,87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8999999999999999E-4" table:style-name="ce8">
            <text:p>9,9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650000000000006" table:style-name="ce8">
            <text:p>8,77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5e-02 secondsThe transfer of 4194304 bytes from the host to the device took<text:s/></text:p>
          </table:table-cell>
          <table:table-cell office:value-type="float" office:value="2.7989999999999997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770000000000005E-4" table:style-name="ce8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310000000000002" table:style-name="ce8">
            <text:p>9,13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8170000000000002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879999999999997E-4" table:style-name="ce8">
            <text:p>9,4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5459999999999994" table:style-name="ce8">
            <text:p>8,55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102e-02 secondsThe transfer of 4194304 bytes from the host to the device took<text:s/></text:p>
          </table:table-cell>
          <table:table-cell office:value-type="float" office:value="2.8029999999999998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490000000000001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310000000000005E-4" table:style-name="ce8">
            <text:p>9,6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2210000000000001" table:style-name="ce8">
            <text:p>9,22E+00</text:p>
          </table:table-cell>
          <table:table-cell office:value-type="string" table:style-name="ce1">
            <text:p>seconds to run (single core)All is well!./incOrderRow8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92E-4" table:style-name="ce8">
            <text:p>2,9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4,1,1), (256,1,1)&gt;&gt;&gt; took</text:p>
          </table:table-cell>
          <table:table-cell office:value-type="float" office:value="0.15529999999999999" table:style-name="ce8">
            <text:p>1,55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090000000000005E-4" table:style-name="ce8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8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²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⁸</text:p>
          </table:table-cell>
          <table:table-cell office:value-type="float" office:value="0" table:style-name="ce9">
            <text:p>0</text:p>
          </table:table-cell>
          <table:table-cell office:value-type="float" office:value="0.15617700000000001" table:formula="of:=[.B12]+[.E12]+[.G12]" table:style-name="ce10">
            <text:p>1,56E-01</text:p>
          </table:table-cell>
          <table:table-cell office:value-type="float" office:value="0.15624759999999999" table:formula="of:=[.L12]+[.O12]+[.Q12]" table:style-name="ce10">
            <text:p>1,56E-01</text:p>
          </table:table-cell>
          <table:table-cell office:value-type="float" office:value="0.1564305" table:formula="of:=[.V12]+[.Y12]+[.AA12]" table:style-name="ce10">
            <text:p>1,56E-01</text:p>
          </table:table-cell>
          <table:table-cell office:value-type="float" office:value="0.15614340000000002" table:formula="of:=[.AF12]+[.AI12]+[.AK12]" table:style-name="ce10">
            <text:p>1,56E-01</text:p>
          </table:table-cell>
          <table:table-cell office:value-type="float" office:value="0.15653289999999997" table:formula="of:=[.AP12]+[.AS12]+[.AU12]" table:style-name="ce10">
            <text:p>1,57E-01</text:p>
          </table:table-cell>
          <table:table-cell office:value-type="float" office:value="0.15630627999999999" table:formula="of:=AVERAGE([.$BF12:.$BJ12])" table:style-name="ce10">
            <text:p>1,56E-01</text:p>
          </table:table-cell>
          <table:table-cell office:value-type="float" office:value="1.5064779321316492E-4" table:formula="of:=STDEV([.$BF12:.$BK12])" table:style-name="ce10">
            <text:p>1,51E-04</text:p>
          </table:table-cell>
          <table:table-cell office:value-type="percentage" office:value="9.6379872397426983E-4" table:formula="of:=[.BL12]/[.BK12]" table:style-name="ce11">
            <text:p>0,10%</text:p>
          </table:table-cell>
          <table:table-cell office:value-type="float" office:value="7.3705112500000005E-3" table:formula="of:=[.BN11]" table:style-name="ce10">
            <text:p>7,37E-03</text:p>
          </table:table-cell>
          <table:table-cell table:style-name="ce1"/>
          <table:table-cell office:value-type="float" office:value="8.7650000000000006" table:formula="of:=[.J12]" table:style-name="ce10">
            <text:p>8,77E+00</text:p>
          </table:table-cell>
          <table:table-cell office:value-type="float" office:value="9.1310000000000002" table:formula="of:=[.T12]" table:style-name="ce10">
            <text:p>9,13E+00</text:p>
          </table:table-cell>
          <table:table-cell office:value-type="float" office:value="8.5459999999999994" table:formula="of:=[.AD12]" table:style-name="ce10">
            <text:p>8,55E+00</text:p>
          </table:table-cell>
          <table:table-cell office:value-type="float" office:value="9.2210000000000001" table:formula="of:=[.AN12]" table:style-name="ce10">
            <text:p>9,22E+00</text:p>
          </table:table-cell>
          <table:table-cell office:value-type="float" office:value="8.68" table:formula="of:=[.AX12]" table:style-name="ce10">
            <text:p>8,68E+00</text:p>
          </table:table-cell>
          <table:table-cell office:value-type="float" office:value="8.8685999999999989" table:formula="of:=AVERAGE([.$BP12:.$BT12])" table:style-name="ce10">
            <text:p>8,87E+00</text:p>
          </table:table-cell>
          <table:table-cell office:value-type="float" office:value="0.29300733779207672" table:formula="of:=STDEV([.$BP12:.$BT12])" table:style-name="ce10">
            <text:p>2,93E-01</text:p>
          </table:table-cell>
          <table:table-cell office:value-type="percentage" office:value="3.3038736417481535E-2" table:formula="of:=[.BV12]/[.BU12]" table:style-name="ce11">
            <text:p>3,30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9 Starting...Using Device 0: GeForce GTX 1660 TiTotal data size: 4194304The initialization of host data took 1.054e-02 secondsThe transfer of 4194304 bytes from the host to the device took<text:s/></text:p>
          </table:table-cell>
          <table:table-cell office:value-type="float" office:value="2.829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89999999999999" table:style-name="ce8">
            <text:p>1,61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390000000000001E-4" table:style-name="ce8">
            <text:p>9,4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69999999999996" table:style-name="ce8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74e-02 secondsThe transfer of 4194304 bytes from the host to the device took<text:s/></text:p>
          </table:table-cell>
          <table:table-cell office:value-type="float" office:value="2.8269999999999999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270000000000001" table:style-name="ce8">
            <text:p>1,63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180000000000002E-4" table:style-name="ce8">
            <text:p>9,4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8800000000000008" table:style-name="ce8">
            <text:p>8,8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055e-02 secondsThe transfer of 4194304 bytes from the host to the device took<text:s/></text:p>
          </table:table-cell>
          <table:table-cell office:value-type="float" office:value="2.8160000000000001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5" table:style-name="ce8">
            <text:p>1,61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830000000000001E-4" table:style-name="ce8">
            <text:p>9,4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57" table:style-name="ce8">
            <text:p>8,66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682e-02 secondsThe transfer of 4194304 bytes from the host to the device took<text:s/></text:p>
          </table:table-cell>
          <table:table-cell office:value-type="float" office:value="3.1980000000000002E-4" table:style-name="ce8">
            <text:p>3,2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20000000000001" table:style-name="ce8">
            <text:p>1,6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1.2700000000000001E-3" table:style-name="ce8">
            <text:p>1,27E-03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80000000000008" table:style-name="ce8">
            <text:p>8,68E+00</text:p>
          </table:table-cell>
          <table:table-cell office:value-type="string" table:style-name="ce1">
            <text:p>seconds to run (single core)All is well!./incOrderRow9 Starting...Using Device 0: GeForce GTX 1660 TiTotal data size: 4194304The initialization of host data took 1.107e-02 secondsThe transfer of 4194304 bytes from the host to the device took<text:s/></text:p>
          </table:table-cell>
          <table:table-cell office:value-type="float" office:value="2.8190000000000002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2,1,1), (512,1,1)&gt;&gt;&gt; took</text:p>
          </table:table-cell>
          <table:table-cell office:value-type="float" office:value="0.1603" table:style-name="ce8">
            <text:p>1,6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6770000000000005E-4" table:style-name="ce8">
            <text:p>9,68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8" table:style-name="ce8">
            <text:p>8,68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¹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⁹</text:p>
          </table:table-cell>
          <table:table-cell office:value-type="float" office:value="0" table:style-name="ce9">
            <text:p>0</text:p>
          </table:table-cell>
          <table:table-cell office:value-type="float" office:value="0.16212689999999999" table:formula="of:=[.B13]+[.E13]+[.G13]" table:style-name="ce10">
            <text:p>1,62E-01</text:p>
          </table:table-cell>
          <table:table-cell office:value-type="float" office:value="0.1639245" table:formula="of:=[.L13]+[.O13]+[.Q13]" table:style-name="ce10">
            <text:p>1,64E-01</text:p>
          </table:table-cell>
          <table:table-cell office:value-type="float" office:value="0.16172990000000001" table:formula="of:=[.V13]+[.Y13]+[.AA13]" table:style-name="ce10">
            <text:p>1,62E-01</text:p>
          </table:table-cell>
          <table:table-cell office:value-type="float" office:value="0.16178980000000001" table:formula="of:=[.AF13]+[.AI13]+[.AK13]" table:style-name="ce10">
            <text:p>1,62E-01</text:p>
          </table:table-cell>
          <table:table-cell office:value-type="float" office:value="0.16154959999999999" table:formula="of:=[.AP13]+[.AS13]+[.AU13]" table:style-name="ce10">
            <text:p>1,62E-01</text:p>
          </table:table-cell>
          <table:table-cell office:value-type="float" office:value="0.16222413999999999" table:formula="of:=AVERAGE([.$BF13:.$BJ13])" table:style-name="ce10">
            <text:p>1,62E-01</text:p>
          </table:table-cell>
          <table:table-cell office:value-type="float" office:value="8.7047209857639906E-4" table:formula="of:=STDEV([.$BF13:.$BK13])" table:style-name="ce10">
            <text:p>8,70E-04</text:p>
          </table:table-cell>
          <table:table-cell office:value-type="percentage" office:value="5.3658604605726322E-3" table:formula="of:=[.BL13]/[.BK13]" table:style-name="ce11">
            <text:p>0,54%</text:p>
          </table:table-cell>
          <table:table-cell office:value-type="float" office:value="7.3705112500000005E-3" table:formula="of:=[.BN12]" table:style-name="ce10">
            <text:p>7,37E-03</text:p>
          </table:table-cell>
          <table:table-cell table:style-name="ce1"/>
          <table:table-cell office:value-type="float" office:value="8.6769999999999996" table:formula="of:=[.J13]" table:style-name="ce10">
            <text:p>8,68E+00</text:p>
          </table:table-cell>
          <table:table-cell office:value-type="float" office:value="8.8800000000000008" table:formula="of:=[.T13]" table:style-name="ce10">
            <text:p>8,88E+00</text:p>
          </table:table-cell>
          <table:table-cell office:value-type="float" office:value="8.657" table:formula="of:=[.AD13]" table:style-name="ce10">
            <text:p>8,66E+00</text:p>
          </table:table-cell>
          <table:table-cell office:value-type="float" office:value="8.6780000000000008" table:formula="of:=[.AN13]" table:style-name="ce10">
            <text:p>8,68E+00</text:p>
          </table:table-cell>
          <table:table-cell office:value-type="float" office:value="8.68" table:formula="of:=[.AX13]" table:style-name="ce10">
            <text:p>8,68E+00</text:p>
          </table:table-cell>
          <table:table-cell office:value-type="float" office:value="8.7144000000000013" table:formula="of:=AVERAGE([.$BP13:.$BT13])" table:style-name="ce10">
            <text:p>8,71E+00</text:p>
          </table:table-cell>
          <table:table-cell office:value-type="float" office:value="9.3039239033861729E-2" table:formula="of:=STDEV([.$BP13:.$BT13])" table:style-name="ce10">
            <text:p>9,30E-02</text:p>
          </table:table-cell>
          <table:table-cell office:value-type="percentage" office:value="1.0676493967899306E-2" table:formula="of:=[.BV13]/[.BU13]" table:style-name="ce11">
            <text:p>1,07%</text:p>
          </table:table-cell>
          <table:table-cell table:number-columns-repeated="16309" table:style-name="ce1"/>
        </table:table-row>
        <table:table-row table:style-name="ro1">
          <table:table-cell office:value-type="string" table:style-name="ce1">
            <text:p>./incOrderRow10 Starting...Using Device 0: GeForce GTX 1660 TiTotal data size: 4194304The initialization of host data took 1.939e-02 secondsThe transfer of 4194304 bytes from the host to the device took<text:s/></text:p>
          </table:table-cell>
          <table:table-cell office:value-type="float" office:value="2.811E-4" table:style-name="ce8">
            <text:p>2,8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839999999999999" table:style-name="ce8">
            <text:p>1,68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9090000000000007E-4" table:style-name="ce8">
            <text:p>9,9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739999999999998" table:style-name="ce8">
            <text:p>9,07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057e-02 secondsThe transfer of 4194304 bytes from the host to the device took<text:s/></text:p>
          </table:table-cell>
          <table:table-cell office:value-type="float" office:value="2.832E-4" table:style-name="ce8">
            <text:p>2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19999999999999" table:style-name="ce8">
            <text:p>1,69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4129999999999995E-4" table:style-name="ce8">
            <text:p>9,4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6790000000000003" table:style-name="ce8">
            <text:p>8,68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863e-02 secondsThe transfer of 4194304 bytes from the host to the device took<text:s/></text:p>
          </table:table-cell>
          <table:table-cell office:value-type="float" office:value="2.8180000000000002E-4" table:style-name="ce8">
            <text:p>2,82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789999999999999" table:style-name="ce8">
            <text:p>1,68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079999999999996E-4" table:style-name="ce8">
            <text:p>9,71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8.734" table:style-name="ce8">
            <text:p>8,73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3e-02 secondsThe transfer of 4194304 bytes from the host to the device took<text:s/></text:p>
          </table:table-cell>
          <table:table-cell office:value-type="float" office:value="2.8019999999999998E-4" table:style-name="ce8">
            <text:p>2,80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30000000000001" table:style-name="ce8">
            <text:p>1,69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8290000000000009E-4" table:style-name="ce8">
            <text:p>9,83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1869999999999994" table:style-name="ce8">
            <text:p>9,19E+00</text:p>
          </table:table-cell>
          <table:table-cell office:value-type="string" table:style-name="ce1">
            <text:p>seconds to run (single core)All is well!./incOrderRow10 Starting...Using Device 0: GeForce GTX 1660 TiTotal data size: 4194304The initialization of host data took 1.107e-02 secondsThe transfer of 4194304 bytes from the host to the device took<text:s/></text:p>
          </table:table-cell>
          <table:table-cell office:value-type="float" office:value="2.8420000000000002E-4" table:style-name="ce8">
            <text:p>2,84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UDA kernel &lt;&lt;&lt;(1,1,1), (1024,1,1)&gt;&gt;&gt; took</text:p>
          </table:table-cell>
          <table:table-cell office:value-type="float" office:value="0.1696" table:style-name="ce8">
            <text:p>1,70E-01</text:p>
          </table:table-cell>
          <table:table-cell office:value-type="string" table:style-name="ce1">
            <text:p>seconds to runThe transfer of 4194304 bytes from the device to the host took<text:s/></text:p>
          </table:table-cell>
          <table:table-cell office:value-type="float" office:value="9.789E-4" table:style-name="ce8">
            <text:p>9,79E-04</text:p>
          </table:table-cell>
          <table:table-cell office:value-type="string" table:style-name="ce1">
            <text:p><text:s/>seconds</text:p>
          </table:table-cell>
          <table:table-cell office:value-type="string" table:style-name="ce1">
            <text:p>The cpu kernel took</text:p>
          </table:table-cell>
          <table:table-cell office:value-type="float" office:value="9.0090000000000003" table:style-name="ce8">
            <text:p>9,01E+00</text:p>
          </table:table-cell>
          <table:table-cell office:value-type="string" table:style-name="ce1">
            <text:p>seconds to run (single core)All is well!</text:p>
          </table:table-cell>
          <table:table-cell table:number-columns-repeated="2" table:style-name="ce1"/>
          <table:table-cell office:value-type="string" table:style-name="ce7">
            <text:p>2⁰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¹⁰</text:p>
          </table:table-cell>
          <table:table-cell office:value-type="float" office:value="0" table:style-name="ce9">
            <text:p>0</text:p>
          </table:table-cell>
          <table:table-cell office:value-type="float" office:value="0.16967199999999999" table:formula="of:=[.B14]+[.E14]+[.G14]" table:style-name="ce10">
            <text:p>1,70E-01</text:p>
          </table:table-cell>
          <table:table-cell office:value-type="float" office:value="0.17042450000000001" table:formula="of:=[.L14]+[.O14]+[.Q14]" table:style-name="ce10">
            <text:p>1,70E-01</text:p>
          </table:table-cell>
          <table:table-cell office:value-type="float" office:value="0.16915259999999999" table:formula="of:=[.V14]+[.Y14]+[.AA14]" table:style-name="ce10">
            <text:p>1,69E-01</text:p>
          </table:table-cell>
          <table:table-cell office:value-type="float" office:value="0.17056310000000002" table:formula="of:=[.AF14]+[.AI14]+[.AK14]" table:style-name="ce10">
            <text:p>1,71E-01</text:p>
          </table:table-cell>
          <table:table-cell office:value-type="float" office:value="0.17086310000000002" table:formula="of:=[.AP14]+[.AS14]+[.AU14]" table:style-name="ce10">
            <text:p>1,71E-01</text:p>
          </table:table-cell>
          <table:table-cell office:value-type="float" office:value="0.17013506" table:formula="of:=AVERAGE([.$BF14:.$BJ14])" table:style-name="ce10">
            <text:p>1,70E-01</text:p>
          </table:table-cell>
          <table:table-cell office:value-type="float" office:value="6.2875881099195511E-4" table:formula="of:=STDEV([.$BF14:.$BK14])" table:style-name="ce10">
            <text:p>6,29E-04</text:p>
          </table:table-cell>
          <table:table-cell office:value-type="percentage" office:value="3.6956451597451759E-3" table:formula="of:=[.BL14]/[.BK14]" table:style-name="ce11">
            <text:p>0,37%</text:p>
          </table:table-cell>
          <table:table-cell office:value-type="float" office:value="7.3705112500000005E-3" table:formula="of:=[.BN13]" table:style-name="ce10">
            <text:p>7,37E-03</text:p>
          </table:table-cell>
          <table:table-cell table:style-name="ce1"/>
          <table:table-cell office:value-type="float" office:value="9.0739999999999998" table:formula="of:=[.J14]" table:style-name="ce10">
            <text:p>9,07E+00</text:p>
          </table:table-cell>
          <table:table-cell office:value-type="float" office:value="8.6790000000000003" table:formula="of:=[.T14]" table:style-name="ce10">
            <text:p>8,68E+00</text:p>
          </table:table-cell>
          <table:table-cell office:value-type="float" office:value="8.734" table:formula="of:=[.AD14]" table:style-name="ce10">
            <text:p>8,73E+00</text:p>
          </table:table-cell>
          <table:table-cell office:value-type="float" office:value="9.1869999999999994" table:formula="of:=[.AN14]" table:style-name="ce10">
            <text:p>9,19E+00</text:p>
          </table:table-cell>
          <table:table-cell office:value-type="float" office:value="9.0090000000000003" table:formula="of:=[.AX14]" table:style-name="ce10">
            <text:p>9,01E+00</text:p>
          </table:table-cell>
          <table:table-cell office:value-type="float" office:value="8.9366000000000003" table:formula="of:=AVERAGE([.$BP14:.$BT14])" table:style-name="ce10">
            <text:p>8,94E+00</text:p>
          </table:table-cell>
          <table:table-cell office:value-type="float" office:value="0.22035494094755373" table:formula="of:=STDEV([.$BP14:.$BT14])" table:style-name="ce10">
            <text:p>2,20E-01</text:p>
          </table:table-cell>
          <table:table-cell office:value-type="percentage" office:value="2.4657581289030919E-2" table:formula="of:=[.BV14]/[.BU14]" table:style-name="ce11">
            <text:p>2,47%</text:p>
          </table:table-cell>
          <table:table-cell table:number-columns-repeated="16309" table:style-name="ce1"/>
        </table:table-row>
        <table:table-row table:style-name="ro1">
          <table:table-cell table:number-columns-repeated="55" table:style-name="ce1"/>
          <table:table-cell table:style-name="ce7"/>
          <table:table-cell table:number-columns-repeated="16328" table:style-name="ce1"/>
        </table:table-row>
        <table:table-row table:style-name="ro1">
          <table:table-cell table:number-columns-repeated="53" table:style-name="ce1"/>
          <table:table-cell office:value-type="string" table:number-columns-spanned="12" table:number-rows-spanned="1" table:style-name="ce16">
            <text:p>GPU</text:p>
          </table:table-cell>
          <table:covered-table-cell table:number-columns-repeated="11"/>
          <table:table-cell table:style-name="ce5"/>
          <table:table-cell table:number-columns-repeated="16318" table:style-name="ce1"/>
        </table:table-row>
        <table:table-row table:style-name="ro1">
          <table:table-cell table:number-columns-repeated="4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style-name="ce8"/>
          <table:table-cell table:number-columns-repeated="4" table:style-name="ce1"/>
          <table:table-cell table:number-columns-repeated="3" table:style-name="ce8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number-columns-spanned="2" table:number-rows-spanned="1" table:style-name="ce16">
            <text:p>Grid</text:p>
          </table:table-cell>
          <table:covered-table-cell/>
          <table:table-cell office:value-type="string" table:number-columns-spanned="2" table:number-rows-spanned="1" table:style-name="ce18">
            <text:p>Block</text:p>
          </table:table-cell>
          <table:covered-table-cell/>
          <table:table-cell table:number-columns-repeated="7" table:style-name="ce6"/>
          <table:table-cell table:number-columns-repeated="2" table:style-name="ce5"/>
          <table:table-cell table:number-columns-repeated="16318"/>
        </table:table-row>
        <table:table-row table:style-name="ro2">
          <table:table-cell table:number-columns-repeated="4"/>
          <table:table-cell table:number-columns-repeated="49" table:style-name="ce1"/>
          <table:table-cell office:value-type="string" table:style-name="ce4">
            <text:p>x</text:p>
          </table:table-cell>
          <table:table-cell office:value-type="string" table:style-name="ce4">
            <text:p>y</text:p>
          </table:table-cell>
          <table:table-cell office:value-type="string" table:style-name="ce7">
            <text:p>x</text:p>
          </table:table-cell>
          <table:table-cell office:value-type="string" table:style-name="ce4">
            <text:p>y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5">
            <text:p>SD/Ave</text:p>
          </table:table-cell>
          <table:table-cell office:value-type="string" table:style-name="ce5">
            <text:p>Theorical Value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⁰</text:p>
          </table:table-cell>
          <table:table-cell office:value-type="string" table:style-name="ce7">
            <text:p>2⁵</text:p>
          </table:table-cell>
          <table:table-cell table:number-columns-repeated="6" table:style-name="ce10"/>
          <table:table-cell office:value-type="float" office:value="0" table:formula="of:=STDEV([.$BF19:.$BK19])" table:style-name="ce10">
            <text:p>#DIV/0!</text:p>
          </table:table-cell>
          <table:table-cell office:value-type="percentage" office:value="0" table:formula="of:=[.BL19]/[.BK19]" table:style-name="ce11">
            <text:p>#DIV/0!</text:p>
          </table:table-cell>
          <table:table-cell office:value-type="float" office:value="0" table:formula="of:=[.BK19]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¹</text:p>
          </table:table-cell>
          <table:table-cell office:value-type="string" table:style-name="ce7">
            <text:p>2⁴</text:p>
          </table:table-cell>
          <table:table-cell table:number-columns-repeated="6" table:style-name="ce10"/>
          <table:table-cell office:value-type="float" office:value="0" table:formula="of:=STDEV([.$BF20:.$BK20])" table:style-name="ce10">
            <text:p>#DIV/0!</text:p>
          </table:table-cell>
          <table:table-cell office:value-type="percentage" office:value="0" table:formula="of:=[.BL20]/[.BK20]" table:style-name="ce11">
            <text:p>#DIV/0!</text:p>
          </table:table-cell>
          <table:table-cell office:value-type="float" office:value="0" table:formula="of:=[.BN19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²</text:p>
          </table:table-cell>
          <table:table-cell office:value-type="string" table:style-name="ce7">
            <text:p>2³</text:p>
          </table:table-cell>
          <table:table-cell table:number-columns-repeated="6" table:style-name="ce10"/>
          <table:table-cell office:value-type="float" office:value="0" table:formula="of:=STDEV([.$BF21:.$BK21])" table:style-name="ce10">
            <text:p>#DIV/0!</text:p>
          </table:table-cell>
          <table:table-cell office:value-type="percentage" office:value="0" table:formula="of:=[.BL21]/[.BK21]" table:style-name="ce11">
            <text:p>#DIV/0!</text:p>
          </table:table-cell>
          <table:table-cell office:value-type="float" office:value="0" table:formula="of:=[.BN20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³</text:p>
          </table:table-cell>
          <table:table-cell office:value-type="string" table:style-name="ce7">
            <text:p>2²</text:p>
          </table:table-cell>
          <table:table-cell table:number-columns-repeated="6" table:style-name="ce10"/>
          <table:table-cell office:value-type="float" office:value="0" table:formula="of:=STDEV([.$BF22:.$BK22])" table:style-name="ce10">
            <text:p>#DIV/0!</text:p>
          </table:table-cell>
          <table:table-cell office:value-type="percentage" office:value="0" table:formula="of:=[.BL22]/[.BK22]" table:style-name="ce11">
            <text:p>#DIV/0!</text:p>
          </table:table-cell>
          <table:table-cell office:value-type="float" office:value="0" table:formula="of:=[.BN21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⁴</text:p>
          </table:table-cell>
          <table:table-cell office:value-type="string" table:style-name="ce7">
            <text:p>2¹</text:p>
          </table:table-cell>
          <table:table-cell table:number-columns-repeated="6" table:style-name="ce10"/>
          <table:table-cell office:value-type="float" office:value="0" table:formula="of:=STDEV([.$BF23:.$BK23])" table:style-name="ce10">
            <text:p>#DIV/0!</text:p>
          </table:table-cell>
          <table:table-cell office:value-type="percentage" office:value="0" table:formula="of:=[.BL23]/[.BK23]" table:style-name="ce11">
            <text:p>#DIV/0!</text:p>
          </table:table-cell>
          <table:table-cell office:value-type="float" office:value="0" table:formula="of:=[.BN22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⁵</text:p>
          </table:table-cell>
          <table:table-cell office:value-type="float" office:value="0" table:style-name="ce9">
            <text:p>0</text:p>
          </table:table-cell>
          <table:table-cell office:value-type="string" table:style-name="ce7">
            <text:p>2⁵</text:p>
          </table:table-cell>
          <table:table-cell office:value-type="string" table:style-name="ce7">
            <text:p>2⁰</text:p>
          </table:table-cell>
          <table:table-cell office:value-type="float" office:value="0.14280000000000001" table:style-name="ce10">
            <text:p>1,43E-01</text:p>
          </table:table-cell>
          <table:table-cell office:value-type="float" office:value="0.1431" table:style-name="ce10">
            <text:p>1,43E-01</text:p>
          </table:table-cell>
          <table:table-cell office:value-type="float" office:value="0.14000000000000001" table:style-name="ce10">
            <text:p>1,40E-01</text:p>
          </table:table-cell>
          <table:table-cell office:value-type="float" office:value="0.14219999999999999" table:style-name="ce10">
            <text:p>1,42E-01</text:p>
          </table:table-cell>
          <table:table-cell office:value-type="float" office:value="0.1404" table:style-name="ce10">
            <text:p>1,40E-01</text:p>
          </table:table-cell>
          <table:table-cell office:value-type="float" office:value="0.14169999999999999" table:style-name="ce10">
            <text:p>1,42E-01</text:p>
          </table:table-cell>
          <table:table-cell office:value-type="float" office:value="1.2649110640673511E-3" table:formula="of:=STDEV([.$BF24:.$BK24])" table:style-name="ce10">
            <text:p>1,26E-03</text:p>
          </table:table-cell>
          <table:table-cell office:value-type="percentage" office:value="8.9266835855141228E-3" table:formula="of:=[.BL24]/[.BK24]" table:style-name="ce11">
            <text:p>0,89%</text:p>
          </table:table-cell>
          <table:table-cell office:value-type="float" office:value="0" table:formula="of:=[.BN23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number-columns-spanned="12" table:number-rows-spanned="1" table:style-name="ce16">
            <text:p>GPU</text:p>
          </table:table-cell>
          <table:covered-table-cell table:number-columns-repeated="11"/>
          <table:table-cell table:style-name="ce5"/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number-columns-spanned="2" table:number-rows-spanned="1" table:style-name="ce16">
            <text:p>Grid</text:p>
          </table:table-cell>
          <table:covered-table-cell/>
          <table:table-cell office:value-type="string" table:number-columns-spanned="2" table:number-rows-spanned="1" table:style-name="ce18">
            <text:p>Block</text:p>
          </table:table-cell>
          <table:covered-table-cell/>
          <table:table-cell table:number-columns-repeated="7" table:style-name="ce6"/>
          <table:table-cell table:number-columns-repeated="2" table:style-name="ce5"/>
          <table:table-cell table:number-columns-repeated="16318"/>
        </table:table-row>
        <table:table-row table:style-name="ro2">
          <table:table-cell table:number-columns-repeated="4"/>
          <table:table-cell table:number-columns-repeated="49" table:style-name="ce1"/>
          <table:table-cell office:value-type="string" table:style-name="ce4">
            <text:p>x</text:p>
          </table:table-cell>
          <table:table-cell office:value-type="string" table:style-name="ce4">
            <text:p>y</text:p>
          </table:table-cell>
          <table:table-cell office:value-type="string" table:style-name="ce7">
            <text:p>x</text:p>
          </table:table-cell>
          <table:table-cell office:value-type="string" table:style-name="ce4">
            <text:p>y</text:p>
          </table:table-cell>
          <table:table-cell office:value-type="string" table:style-name="ce6">
            <text:p>1<text:span text:style-name="T2">st</text:span><text:s/>Run</text:p>
          </table:table-cell>
          <table:table-cell office:value-type="string" table:style-name="ce6">
            <text:p>2<text:span text:style-name="T2">nd</text:span><text:s/>Run</text:p>
          </table:table-cell>
          <table:table-cell office:value-type="string" table:style-name="ce6">
            <text:p>3<text:span text:style-name="T2">rd</text:span><text:s/>Run</text:p>
          </table:table-cell>
          <table:table-cell office:value-type="string" table:style-name="ce6">
            <text:p>4<text:span text:style-name="T2">th</text:span><text:s/>Run</text:p>
          </table:table-cell>
          <table:table-cell office:value-type="string" table:style-name="ce6">
            <text:p>5<text:span text:style-name="T2">th</text:span><text:s/>Run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Standard Deviation</text:p>
          </table:table-cell>
          <table:table-cell office:value-type="string" table:style-name="ce5">
            <text:p>SD/Ave</text:p>
          </table:table-cell>
          <table:table-cell office:value-type="string" table:style-name="ce5">
            <text:p>Theorical Value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⁰</text:p>
          </table:table-cell>
          <table:table-cell office:value-type="string" table:style-name="ce7">
            <text:p>2⁵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table:number-columns-repeated="6" table:style-name="ce10"/>
          <table:table-cell office:value-type="float" office:value="0" table:formula="of:=STDEV([.$BF29:.$BK29])" table:style-name="ce10">
            <text:p>#DIV/0!</text:p>
          </table:table-cell>
          <table:table-cell office:value-type="percentage" office:value="0" table:formula="of:=[.BL29]/[.BK29]" table:style-name="ce11">
            <text:p>#DIV/0!</text:p>
          </table:table-cell>
          <table:table-cell office:value-type="float" office:value="0" table:formula="of:=[.BK29]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¹</text:p>
          </table:table-cell>
          <table:table-cell office:value-type="string" table:style-name="ce7">
            <text:p>2⁴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table:number-columns-repeated="6" table:style-name="ce10"/>
          <table:table-cell office:value-type="float" office:value="0" table:formula="of:=STDEV([.$BF30:.$BK30])" table:style-name="ce10">
            <text:p>#DIV/0!</text:p>
          </table:table-cell>
          <table:table-cell office:value-type="percentage" office:value="0" table:formula="of:=[.BL30]/[.BK30]" table:style-name="ce11">
            <text:p>#DIV/0!</text:p>
          </table:table-cell>
          <table:table-cell office:value-type="float" office:value="0" table:formula="of:=[.BN29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²</text:p>
          </table:table-cell>
          <table:table-cell office:value-type="string" table:style-name="ce7">
            <text:p>2³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table:number-columns-repeated="6" table:style-name="ce10"/>
          <table:table-cell office:value-type="float" office:value="0" table:formula="of:=STDEV([.$BF31:.$BK31])" table:style-name="ce10">
            <text:p>#DIV/0!</text:p>
          </table:table-cell>
          <table:table-cell office:value-type="percentage" office:value="0" table:formula="of:=[.BL31]/[.BK31]" table:style-name="ce11">
            <text:p>#DIV/0!</text:p>
          </table:table-cell>
          <table:table-cell office:value-type="float" office:value="0" table:formula="of:=[.BN30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4"/>
          <table:table-cell table:number-columns-repeated="49" table:style-name="ce1"/>
          <table:table-cell office:value-type="string" table:style-name="ce7">
            <text:p>2³</text:p>
          </table:table-cell>
          <table:table-cell office:value-type="string" table:style-name="ce7">
            <text:p>2²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table:number-columns-repeated="6" table:style-name="ce10"/>
          <table:table-cell office:value-type="float" office:value="0" table:formula="of:=STDEV([.$BF32:.$BK32])" table:style-name="ce10">
            <text:p>#DIV/0!</text:p>
          </table:table-cell>
          <table:table-cell office:value-type="percentage" office:value="0" table:formula="of:=[.BL32]/[.BK32]" table:style-name="ce11">
            <text:p>#DIV/0!</text:p>
          </table:table-cell>
          <table:table-cell office:value-type="float" office:value="0" table:formula="of:=[.BN31]/2" table:style-name="ce10">
            <text:p>0,00E+00</text:p>
          </table:table-cell>
          <table:table-cell table:number-columns-repeated="16318"/>
        </table:table-row>
        <table:table-row table:style-name="ro1">
          <table:table-cell table:number-columns-repeated="53"/>
          <table:table-cell office:value-type="string" table:style-name="ce7">
            <text:p>2⁴</text:p>
          </table:table-cell>
          <table:table-cell office:value-type="string" table:style-name="ce7">
            <text:p>2¹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table:number-columns-repeated="6" table:style-name="ce10"/>
          <table:table-cell office:value-type="float" office:value="0" table:formula="of:=STDEV([.$BF33:.$BK33])" table:style-name="ce10">
            <text:p>#DIV/0!</text:p>
          </table:table-cell>
          <table:table-cell office:value-type="percentage" office:value="0" table:formula="of:=[.BL33]/[.BK33]" table:style-name="ce11">
            <text:p>#DIV/0!</text:p>
          </table:table-cell>
          <table:table-cell office:value-type="float" office:value="0" table:formula="of:=[.BN32]/2" table:style-name="ce10">
            <text:p>0,00E+00</text:p>
          </table:table-cell>
          <table:table-cell table:number-columns-repeated="1631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rlos Vidal</meta:initial-creator>
    <dc:creator>Carlos Vidal</dc:creator>
    <meta:creation-date>2022-12-18T22:59:11Z</meta:creation-date>
    <dc:date>2022-12-21T14:35:50Z</dc:date>
    <meta:editing-cycles>10</meta:editing-cycles>
    <meta:editing-duration>PT87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7f7f7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true" chart:maximum="0.3" chart:minimum="0.006" chart:origin="0" chart:interval-major="0.5" chart:interval-minor-divis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Mi0">
      <style:graphic-properties draw:fill="none" draw:stroke="dash" draw:stroke-dash="a1" svg:stroke-width="0.00694in" svg:stroke-color="#bcbcbc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000787401575pt" svg:width="606.444094488189pt" chart:style-name="Crt0">
        <chart:legend chart:legend-position="end" chart:legend-align="center" chart:style-name="Lgnd"/>
        <chart:plot-area svg:x="49.68307086614173pt" svg:y="39.33291338582677pt" svg:width="443.7430708661417pt" svg:height="312.6481102362205pt" chart:style-name="Plt0">
          <chart:axis chart:dimension="y" chart:name="primary-y" chart:style-name="Axs0">
            <chart:title chart:style-name="AT00">
              <text:p text:style-name="a0" text:class-names="" text:cond-style-name="">Y Axis Titl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Sheet1.$BD$4:.$BD$14"/>
          </chart:axis>
          <chart:series chart:label-cell-address="Sheet1.$BK$3" chart:values-cell-range-address="Sheet1.$BK$4:.$BK$14" chart:class="chart:line" chart:attached-axis="primary-y" chart:style-name="G0S0">
            <chart:data-point chart:repeated="11"/>
          </chart:series>
          <chart:series chart:label-cell-address="Sheet1.$BN$3" chart:values-cell-range-address="Sheet1.$BN$4:.$BN$14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ash" draw:style="rect" draw:dots1="1" draw:dots1-length="0.00694in" draw:dots2="0" draw:dots2-length="0in" draw:distance="0.00694in"/>
  </office:styles>
</office:document-styles>
</file>